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5.043cm"/>
    </style:style>
    <style:style style:name="Tabela1.B" style:family="table-column">
      <style:table-column-properties style:column-width="6.505cm"/>
    </style:style>
    <style:style style:name="Tabela1.C" style:family="table-column">
      <style:table-column-properties style:column-width="2.723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Heading">
      <style:paragraph-properties fo:text-align="start" style:justify-single-word="false"/>
      <style:text-properties officeooo:paragraph-rsid="001eafc5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rsid="001eafc5" officeooo:paragraph-rsid="001eafc5"/>
    </style:style>
    <style:style style:name="P5" style:family="paragraph" style:parent-style-name="Title">
      <style:text-properties officeooo:rsid="001eafc5" officeooo:paragraph-rsid="001eafc5"/>
    </style:style>
    <style:style style:name="P6" style:family="paragraph" style:parent-style-name="Text_20_body">
      <style:text-properties fo:font-size="20pt" fo:font-weight="normal" officeooo:rsid="001eafc5" officeooo:paragraph-rsid="001eafc5" style:font-size-asian="20pt" style:font-weight-asian="normal" style:font-size-complex="20pt" style:font-weight-complex="normal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fo:color="#000000" loext:opacity="100%" officeooo:rsid="001eafc5" officeooo:paragraph-rsid="001eafc5"/>
    </style:style>
    <style:style style:name="P11" style:family="paragraph" style:parent-style-name="Standard">
      <style:text-properties fo:color="#000000" loext:opacity="100%" officeooo:paragraph-rsid="001eafc5"/>
    </style:style>
    <style:style style:name="P12" style:family="paragraph" style:parent-style-name="Standard">
      <style:text-properties fo:color="#000000" loext:opacity="100%" fo:font-size="12pt" fo:font-style="italic" officeooo:paragraph-rsid="001eafc5" style:font-size-asian="12pt" style:font-style-asian="italic" style:font-size-complex="12pt" style:font-style-complex="italic"/>
    </style:style>
    <style:style style:name="P13" style:family="paragraph" style:parent-style-name="Heading_20_1">
      <style:text-properties fo:color="#000000" loext:opacity="100%"/>
    </style:style>
    <style:style style:name="P14" style:family="paragraph" style:parent-style-name="Heading_20_1">
      <style:text-properties fo:color="#000000" loext:opacity="100%" officeooo:paragraph-rsid="001eafc5"/>
    </style:style>
    <style:style style:name="P15" style:family="paragraph" style:parent-style-name="Heading_20_2">
      <style:text-properties fo:color="#000000" loext:opacity="100%"/>
    </style:style>
    <style:style style:name="P16" style:family="paragraph" style:parent-style-name="Text_20_body">
      <style:text-properties fo:color="#000000" loext:opacity="100%" officeooo:rsid="001eafc5" officeooo:paragraph-rsid="001eafc5"/>
    </style:style>
    <style:style style:name="P17" style:family="paragraph" style:parent-style-name="Standard">
      <style:paragraph-properties fo:margin-left="1.249cm"/>
      <style:text-properties fo:color="#000000" loext:opacity="100%" officeooo:paragraph-rsid="001eafc5"/>
    </style:style>
    <style:style style:name="P18" style:family="paragraph" style:parent-style-name="Heading_20_3">
      <style:text-properties fo:color="#000000" loext:opacity="100%"/>
    </style:style>
    <style:style style:name="P19" style:family="paragraph" style:parent-style-name="Text_20_body">
      <style:text-properties fo:color="#000000" loext:opacity="100%" fo:font-style="normal" officeooo:rsid="001eafc5" officeooo:paragraph-rsid="001eafc5" style:font-style-asian="normal" style:font-style-complex="normal"/>
    </style:style>
    <style:style style:name="P20" style:family="paragraph" style:parent-style-name="Heading_20_3">
      <style:text-properties fo:color="#000000" loext:opacity="100%" officeooo:rsid="00200e86" officeooo:paragraph-rsid="00200e86"/>
    </style:style>
    <style:style style:name="P21" style:family="paragraph" style:parent-style-name="Text_20_body">
      <style:text-properties fo:color="#000000" loext:opacity="100%" fo:font-style="italic" officeooo:rsid="00200e86" officeooo:paragraph-rsid="00200e86" style:font-style-asian="italic" style:font-style-complex="italic"/>
    </style:style>
    <style:style style:name="P22" style:family="paragraph" style:parent-style-name="Heading_20_2">
      <style:text-properties fo:color="#000000" loext:opacity="100%" officeooo:rsid="00200e86" officeooo:paragraph-rsid="00200e86"/>
    </style:style>
    <style:style style:name="P23" style:family="paragraph" style:parent-style-name="Text_20_body">
      <style:text-properties fo:color="#000000" loext:opacity="100%" officeooo:rsid="00200e86" officeooo:paragraph-rsid="00200e86"/>
    </style:style>
    <style:style style:name="P24" style:family="paragraph" style:parent-style-name="Heading_20_1">
      <style:text-properties fo:color="#000000" loext:opacity="100%" officeooo:rsid="00200e86" officeooo:paragraph-rsid="00200e86"/>
    </style:style>
    <style:style style:name="P25" style:family="paragraph" style:parent-style-name="Standard">
      <style:text-properties fo:color="#000000" loext:opacity="100%" officeooo:paragraph-rsid="00200e86"/>
    </style:style>
    <style:style style:name="P26" style:family="paragraph" style:parent-style-name="Standard">
      <style:paragraph-properties fo:margin-left="1.249cm"/>
      <style:text-properties officeooo:paragraph-rsid="00200e86"/>
    </style:style>
    <style:style style:name="P27" style:family="paragraph" style:parent-style-name="Text_20_body">
      <style:text-properties fo:color="#7b7b7b" loext:opacity="100%" fo:font-style="italic" officeooo:rsid="00200e86" officeooo:paragraph-rsid="00200e86" style:font-style-asian="italic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P28" style:family="paragraph" style:parent-style-name="Standard">
      <style:paragraph-properties fo:margin-left="2.498cm"/>
      <style:text-properties officeooo:paragraph-rsid="00200e86"/>
    </style:style>
    <style:style style:name="P29" style:family="paragraph" style:parent-style-name="Heading_20_2">
      <style:text-properties officeooo:paragraph-rsid="001eafc5"/>
    </style:style>
    <style:style style:name="T1" style:family="text">
      <style:text-properties officeooo:rsid="001eafc5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fo:font-style="italic" officeooo:rsid="001eafc5" style:font-size-asian="12pt" style:font-style-asian="italic" style:font-size-complex="12pt" style:font-style-complex="italic"/>
    </style:style>
    <style:style style:name="T5" style:family="text">
      <style:text-properties fo:color="#7b7b7b" loext:opacity="100%" fo:font-size="12pt" fo:font-style="italic" style:font-size-asian="12pt" style:font-style-asian="italic" style:font-size-complex="12pt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7b7b7b" loext:opacity="100%" fo:font-style="italic" style:font-style-asian="italic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header-rows>
          <table:table-row>
            <table:table-cell table:style-name="Tabela1.A1" office:value-type="string">
              <text:p text:style-name="Table_20_Heading"><text:span text:style-name="Strong_20_Emphasis">Typ dokumentu:</text:span></text:p>
              <text:p text:style-name="Table_20_Contents">Specyfikacja Wymagań</text:p>
            </table:table-cell>
            <table:table-cell table:style-name="Tabela1.A1" office:value-type="string">
              <text:p text:style-name="P1"><text:span text:style-name="Strong_20_Emphasis">Nazwa pliku:</text:span></text:p>
              <text:p text:style-name="P2"><text:span text:style-name="Strong_20_Emphasis"><text:span text:style-name="T1">szablon_specyfikacja_wymagańv1</text:span></text:span></text:p>
            </table:table-cell>
            <table:table-cell table:style-name="Tabela1.A1" office:value-type="string">
              <text:p text:style-name="P1"><text:span text:style-name="Strong_20_Emphasis">Data:</text:span></text:p>
              <text:p text:style-name="P3">21.06.2025</text:p>
            </table:table-cell>
            <table:table-cell table:style-name="Tabela1.A1" office:value-type="string">
              <text:p text:style-name="P2"><text:span text:style-name="Strong_20_Emphasis"><text:span text:style-name="T1">Wersja</text:span></text:span><text:span text:style-name="Strong_20_Emphasis">:</text:span></text:p>
              <text:p text:style-name="P4">0.1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Projekt: &lt;</text:span><text:span text:style-name="Strong_20_Emphasis"><text:span text:style-name="T1">Nazwa projeku&gt;</text:span></text:span></text:p>
          </table:table-cell>
          <table:table-cell table:style-name="Tabela1.A1" table:number-columns-spanned="3" office:value-type="string">
            <text:p text:style-name="Table_20_Contents"><text:span text:style-name="Strong_20_Emphasis">Dotyczy: &lt;</text:span><text:span text:style-name="Strong_20_Emphasis"><text:span text:style-name="T1">Nazwa Systemu&gt;</text:span>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Specyfikacja Wymagań<text:line-break/><text:span text:style-name="T2">&lt;Nazwa Projektu&gt;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 text:protected="true">
            <text:p text:style-name="Contents_20_Heading"><text:soft-page-break/>Spis treści</text:p>
          </text:index-title>
          <text:p text:style-name="P7"><text:a xlink:type="simple" xlink:href="#__RefHeading___Toc15431_1148864075" text:style-name="Index_20_Link" text:visited-style-name="Index_20_Link">1 Wstęp<text:tab/>3</text:a></text:p>
          <text:p text:style-name="P7"><text:a xlink:type="simple" xlink:href="#__RefHeading___Toc15433_1148864075" text:style-name="Index_20_Link" text:visited-style-name="Index_20_Link">2 Cele Specyfikacji<text:tab/>3</text:a></text:p>
          <text:p text:style-name="P7"><text:a xlink:type="simple" xlink:href="#__RefHeading___Toc15435_1148864075" text:style-name="Index_20_Link" text:visited-style-name="Index_20_Link">3 Zakres specyfikacji<text:tab/>3</text:a></text:p>
          <text:p text:style-name="P7"><text:a xlink:type="simple" xlink:href="#__RefHeading___Toc15437_1148864075" text:style-name="Index_20_Link" text:visited-style-name="Index_20_Link">4 Wymagania funkcjonalne<text:tab/>3</text:a></text:p>
          <text:p text:style-name="P7"><text:a xlink:type="simple" xlink:href="#__RefHeading___Toc15439_1148864075" text:style-name="Index_20_Link" text:visited-style-name="Index_20_Link">5 Wymagania niefunkcjonalne<text:tab/>3</text:a></text:p>
          <text:p text:style-name="P8"><text:a xlink:type="simple" xlink:href="#__RefHeading___Toc15441_1148864075" text:style-name="Index_20_Link" text:visited-style-name="Index_20_Link">5.1 Interfejsy<text:tab/>3</text:a></text:p>
          <text:p text:style-name="P9"><text:a xlink:type="simple" xlink:href="#__RefHeading___Toc15443_1148864075" text:style-name="Index_20_Link" text:visited-style-name="Index_20_Link">5.1.1 <text:s/>Interfejsy użytkownika<text:tab/>3</text:a></text:p>
          <text:p text:style-name="P9"><text:a xlink:type="simple" xlink:href="#__RefHeading___Toc15445_1148864075" text:style-name="Index_20_Link" text:visited-style-name="Index_20_Link">5.1.2 Interfejsy sprzętowe<text:tab/>3</text:a></text:p>
          <text:p text:style-name="P9"><text:a xlink:type="simple" xlink:href="#__RefHeading___Toc15447_1148864075" text:style-name="Index_20_Link" text:visited-style-name="Index_20_Link">5.1.3 Interfejsy komunikacyjne<text:tab/>4</text:a></text:p>
          <text:p text:style-name="P9"><text:a xlink:type="simple" xlink:href="#__RefHeading___Toc15449_1148864075" text:style-name="Index_20_Link" text:visited-style-name="Index_20_Link">5.1.4 Interfesjy programowe<text:tab/>4</text:a></text:p>
          <text:p text:style-name="P8"><text:a xlink:type="simple" xlink:href="#__RefHeading___Toc15451_1148864075" text:style-name="Index_20_Link" text:visited-style-name="Index_20_Link">5.2 Wymagania dotyczące jakości modelowanego systemu<text:tab/>4</text:a></text:p>
          <text:p text:style-name="P8"><text:a xlink:type="simple" xlink:href="#__RefHeading___Toc15453_1148864075" text:style-name="Index_20_Link" text:visited-style-name="Index_20_Link">5.3 Warunki serwisowania<text:tab/>4</text:a></text:p>
          <text:p text:style-name="P8"><text:a xlink:type="simple" xlink:href="#__RefHeading___Toc15455_1148864075" text:style-name="Index_20_Link" text:visited-style-name="Index_20_Link">5.4 Dokumentacja użytkownika<text:tab/>4</text:a></text:p>
          <text:p text:style-name="P8"><text:a xlink:type="simple" xlink:href="#__RefHeading___Toc15457_1148864075" text:style-name="Index_20_Link" text:visited-style-name="Index_20_Link">5.5 Bazy danych<text:tab/>4</text:a></text:p>
          <text:p text:style-name="P7"><text:a xlink:type="simple" xlink:href="#__RefHeading___Toc15459_1148864075" text:style-name="Index_20_Link" text:visited-style-name="Index_20_Link">6 Opis więzów<text:tab/>4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h text:style-name="P10" text:outline-level="1"><text:bookmark-start text:name="__RefHeading___Toc15431_1148864075"/>Wstęp<text:bookmark-end text:name="__RefHeading___Toc15431_1148864075"/></text:h>
      <text:p text:style-name="P11" loext:marker-style-name="T3"><text:span text:style-name="T4">[</text:span><text:span text:style-name="T3">Rozdział powinien zawierać ogólny opis celów, zakres, definicje skrótów i terminów użytych w specyfikacji, referencje do dokumentów do których odwołuje się specyfikacja</text:span><text:span text:style-name="T4">]</text:span></text:p>
      <text:h text:style-name="P10" text:outline-level="1"><text:bookmark-start text:name="__RefHeading___Toc15433_1148864075"/>Cele Specyfikacji<text:bookmark-end text:name="__RefHeading___Toc15433_1148864075"/></text:h>
      <text:p text:style-name="P12" loext:marker-style-name="T5">[Rozdział powinien zawierać szczegółowy opis celów specyfikacji, ogólny opis funkcjonalny systemu którego dotyczy.]</text:p>
      <text:p text:style-name="P12" loext:marker-style-name="T5"/>
      <text:h text:style-name="P13" text:outline-level="1"><text:bookmark-start text:name="_Toc130744312"/><text:bookmark-start text:name="__RefHeading___Toc15435_1148864075"/>Zakres specyfikacji<text:bookmark-end text:name="_Toc130744312"/><text:bookmark-end text:name="__RefHeading___Toc15435_1148864075"/></text:h>
      <text:p text:style-name="P11" loext:marker-style-name="T5"><text:span text:style-name="T3">[Rozdział powinien zawierać szczegółowy opis zakresu specyfikacji. Należy podać funkcje systemu, ogólną charakterystykę użytkowników systemu, wymagań niefunkcjonalnych, więzów.]</text:span></text:p>
      <text:h text:style-name="P14" text:outline-level="1"><text:bookmark-start text:name="_Toc130744313"/><text:bookmark-start text:name="__RefHeading___Toc15437_1148864075"/>Wymagania funkcjonalne<text:bookmark-end text:name="_Toc130744313"/><text:bookmark-end text:name="__RefHeading___Toc15437_1148864075"/></text:h>
      <text:p text:style-name="P11" loext:marker-style-name="T5"><text:span text:style-name="T3">[Rozdział powinien zawierać szczegółowy opis wymagań funkcjonalnych budowanego systemu.]</text:span></text:p>
      <text:h text:style-name="P14" text:outline-level="1"><text:bookmark-start text:name="_Toc130744314"/><text:bookmark-start text:name="__RefHeading___Toc15439_1148864075"/>Wymagania niefunkcjonalne<text:bookmark-end text:name="_Toc130744314"/><text:bookmark-end text:name="__RefHeading___Toc15439_1148864075"/></text:h>
      <text:p text:style-name="P11" loext:marker-style-name="T5"><text:span text:style-name="T3">[Rozdział powinien zawierać szczegółowy opis wymagań niefunkcjonalnych budowanego systemu.]</text:span></text:p>
      <text:h text:style-name="P15" text:outline-level="2"><text:bookmark-start text:name="_Toc130744315"/><text:bookmark-start text:name="__RefHeading___Toc15441_1148864075"/>Interfejs<text:bookmark-end text:name="_Toc130744315"/><text:span text:style-name="T1">y</text:span><text:bookmark-end text:name="__RefHeading___Toc15441_1148864075"/></text:h>
      <text:p text:style-name="P16"><text:span text:style-name="T6">[Rozdział powinien zawierać opis interfejsów jakie będą implementowane w tworzonym systemie.]</text:span></text:p>
      <text:p text:style-name="P17" loext:marker-style-name="T7"><text:span text:style-name="T6"/></text:p>
      <text:h text:style-name="P18" text:outline-level="3"><text:bookmark-start text:name="_Toc130744316"/><text:bookmark-start text:name="__RefHeading___Toc15443_1148864075"/><text:s/>Interfejsy użytkownika<text:bookmark-end text:name="_Toc130744316"/><text:bookmark-end text:name="__RefHeading___Toc15443_1148864075"/></text:h>
      <text:p text:style-name="P19">[Rozdział powinien zawierać szczegółowy opis interfejsów użytkownika modelowanego systemu.]</text:p>
      <text:h text:style-name="P20" text:outline-level="3"><text:bookmark-start text:name="__RefHeading___Toc15445_1148864075"/>Interfejsy sprzętowe<text:bookmark-end text:name="__RefHeading___Toc15445_1148864075"/></text:h>
      <text:p text:style-name="P21">[Rozdział powinien zawierać szczegółowy opis interfejsów użytkownika modelowanego systemu.]</text:p>
      <text:h text:style-name="P20" text:outline-level="3"><text:bookmark-start text:name="__RefHeading___Toc15447_1148864075"/><text:soft-page-break/>Interfejsy komunikacyjne<text:bookmark-end text:name="__RefHeading___Toc15447_1148864075"/></text:h>
      <text:p text:style-name="P21">[Rozdział powinien zawierać szczegółowy opis interfejsów komunikacyjnych systemu; karty sieciowe, modemy i opis stosowanych standardów.]</text:p>
      <text:h text:style-name="P20" text:outline-level="3"><text:bookmark-start text:name="__RefHeading___Toc15449_1148864075"/>Interfesjy programowe<text:bookmark-end text:name="__RefHeading___Toc15449_1148864075"/></text:h>
      <text:p text:style-name="P21">[Rozdział powinien zawierać szczegółowy opis interfejsów programowych systemu służących do komunikacji miedzy wewnętrznymi i zewnętrznymi komponentami systemu lub innymi zewnętrznymi systemami]</text:p>
      <text:h text:style-name="P22" text:outline-level="2"><text:bookmark-start text:name="__RefHeading___Toc15451_1148864075"/>Wymagania dotyczące jakości modelowanego systemu<text:bookmark-end text:name="__RefHeading___Toc15451_1148864075"/></text:h>
      <text:p text:style-name="P23"><text:span text:style-name="T6">[Rozdział powinien zawierać szczegółowy opis wymagań dotyczących serwisowania systemu w tym narzędzia do zarządzania i utrzymania systemu.]</text:span></text:p>
      <text:h text:style-name="P22" text:outline-level="2"><text:bookmark-start text:name="__RefHeading___Toc15453_1148864075"/>Warunki serwisowania<text:bookmark-end text:name="__RefHeading___Toc15453_1148864075"/></text:h>
      <text:p text:style-name="P23"><text:span text:style-name="T6">[Rozdział powinien zawierać szczegółowy opis wymagań dotyczących serwisowania systemu w tym narzędzia do zarządzania i utrzymania systemu.]</text:span></text:p>
      <text:h text:style-name="P22" text:outline-level="2"><text:bookmark-start text:name="__RefHeading___Toc15455_1148864075"/>Dokumentacja użytkownika<text:bookmark-end text:name="__RefHeading___Toc15455_1148864075"/></text:h>
      <text:p text:style-name="P21">[Rozdział powinien zawierać szczegółowy opis wymagań i ograniczeń dotyczących dokumentacji użytkownika w tym specyfikacje 'Pomocy' Aplikacji.]</text:p>
      <text:h text:style-name="P22" text:outline-level="2"><text:bookmark-start text:name="__RefHeading___Toc15457_1148864075"/>Bazy danych<text:bookmark-end text:name="__RefHeading___Toc15457_1148864075"/></text:h>
      <text:p text:style-name="P21">[Rozdział powinien zawierać wymagania dotyczące baz danych implementowanych w systemie.]</text:p>
      <text:h text:style-name="P24" text:outline-level="1"><text:bookmark-start text:name="__RefHeading___Toc15459_1148864075"/>Opis więzów<text:bookmark-end text:name="__RefHeading___Toc15459_1148864075"/></text:h>
      <text:p text:style-name="P25" loext:marker-style-name="T5"><text:span text:style-name="T3">[Rozdział powinien zawierać szczegółowy opis więzów nałożonych tworzony system.]</text:span></text:p>
      <text:p text:style-name="P26" loext:marker-style-name="T7"><text:span text:style-name="T7"/></text:p>
      <text:p text:style-name="P27"/>
      <text:p text:style-name="P28" loext:marker-style-name="T7"><text:span text:style-name="T7"/></text:p>
      <text:h text:style-name="P29" text:outline-level="2" text:is-list-header="true"><text:span text:style-name="T5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2T11:36:21.303154400</meta:creation-date>
    <dc:date>2025-07-12T12:02:47.081298700</dc:date>
    <meta:editing-duration>PT10M3S</meta:editing-duration>
    <meta:editing-cycles>2</meta:editing-cycles>
    <meta:generator>LibreOffice/25.2.4.3$Windows_X86_64 LibreOffice_project/33e196637044ead23f5c3226cde09b47731f7e27</meta:generator>
    <meta:document-statistic meta:table-count="1" meta:image-count="0" meta:object-count="0" meta:page-count="4" meta:paragraph-count="57" meta:word-count="335" meta:character-count="2757" meta:non-whitespace-character-count="2492"/>
  </office:meta>
</office:document-meta>
</file>